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style:font-name="Times New Roman" fo:font-size="12pt" style:font-size-asian="12pt" style:font-size-complex="12pt"/>
    </style:style>
    <style:style style:name="P5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6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7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8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9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10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11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12" style:parent-style-name="Párrafodelista" style:list-style-name="LFO1" style:family="paragraph">
      <style:text-properties style:font-name="Times New Roman" fo:font-size="12pt" style:font-size-asian="12pt" style:font-size-complex="12pt"/>
    </style:style>
    <style:style style:name="P13" style:parent-style-name="Normal" style:family="paragraph"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style:font-name="Times New Roman" fo:font-size="12pt" style:font-size-asian="12pt" style:font-size-complex="12pt"/>
    </style:style>
    <style:style style:name="P1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" style:parent-style-name="Párrafodelista" style:list-style-name="LFO2" style:family="paragraph"/>
    <style:style style:name="T17" style:parent-style-name="Fuentedepárrafopredeter." style:family="text">
      <style:text-properties style:font-name="Times New Roman" style:font-weight-complex="bold" fo:font-size="12pt" style:font-size-asian="12pt" style:font-size-complex="12pt"/>
    </style:style>
    <style:style style:name="P18" style:parent-style-name="Párrafodelista" style:list-style-name="LFO2" style:family="paragraph">
      <style:text-properties style:font-name="Times New Roman" style:font-weight-complex="bold" fo:font-size="12pt" style:font-size-asian="12pt" style:font-size-complex="12pt"/>
    </style:style>
    <style:style style:name="P19" style:parent-style-name="Párrafodelista" style:list-style-name="LFO2" style:family="paragraph">
      <style:text-properties style:font-name="Times New Roman" style:font-weight-complex="bold" fo:font-size="12pt" style:font-size-asian="12pt" style:font-size-complex="12pt"/>
    </style:style>
    <style:style style:name="P20" style:parent-style-name="Párrafodelista" style:list-style-name="LFO2" style:family="paragraph">
      <style:text-properties style:font-name="Times New Roman" style:font-weight-complex="bold" fo:font-size="12pt" style:font-size-asian="12pt" style:font-size-complex="12pt"/>
    </style:style>
    <style:style style:name="P21" style:parent-style-name="Párrafodelista" style:list-style-name="LFO2" style:family="paragraph">
      <style:text-properties style:font-name="Times New Roman" style:font-weight-complex="bold" fo:font-size="12pt" style:font-size-asian="12pt" style:font-size-complex="12pt"/>
    </style:style>
    <style:style style:name="P22" style:parent-style-name="Párrafodelista" style:list-style-name="LFO2" style:family="paragraph">
      <style:text-properties style:font-name="Times New Roman" style:font-weight-complex="bold" fo:font-size="12pt" style:font-size-asian="12pt" style:font-size-complex="12pt"/>
    </style:style>
    <style:style style:name="P23" style:parent-style-name="Párrafodelista" style:list-style-name="LFO2" style:family="paragraph">
      <style:text-properties style:font-name="Times New Roman" style:font-weight-complex="bold" fo:font-size="12pt" style:font-size-asian="12pt" style:font-size-complex="12pt"/>
    </style:style>
    <style:style style:name="P24" style:parent-style-name="Normal" style:family="paragraph">
      <style:text-properties style:font-name="Times New Roman" style:font-weight-complex="bold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p text:style-name="P1">Requerimientos de Etapa Productiva</text:p>
      <text:p text:style-name="P2">Funcionales:</text:p>
      <text:list text:style-name="LFO1" text:continue-numbering="true">
        <text:list-item>
          <text:p text:style-name="P3"><text:span text:style-name="T4">crear una base de datos relacional SQL de acuerdo a los requerimientos del sistema.</text:span></text:p>
        </text:list-item>
        <text:list-item>
          <text:p text:style-name="P5">se tendrá el rol coordinación académica y<text:s/>Contratación, estos dos serán los roles administrativos del sistema.</text:p>
        </text:list-item>
        <text:list-item>
          <text:p text:style-name="P6">Los dos roles administrativos dependerán el uno del otro para realizar CRUD esto debido a que cada rol administrativo tiene alcances limitados.</text:p>
        </text:list-item>
        <text:list-item>
          <text:p text:style-name="P7">Se creará una interfaz cómoda para el usuario final.</text:p>
        </text:list-item>
        <text:list-item>
          <text:p text:style-name="P8">La coordinación académica y la contratación podrá generar búsqueda mediante filtros específicos (fecha, nombre, numero de ficha… etc.).</text:p>
        </text:list-item>
        <text:list-item>
          <text:p text:style-name="P9">El sistema permitirá crear y almacenar registros de las visitas realizadas por los instructores de seguimiento.</text:p>
        </text:list-item>
        <text:list-item>
          <text:p text:style-name="P10">El aplicativo web se desarrollará junto con el framework Angular.</text:p>
        </text:list-item>
        <text:list-item>
          <text:p text:style-name="P11">Se implementará el servidor Mysql server junto con el gestor de base datos Workbench.</text:p>
        </text:list-item>
        <text:list-item>
          <text:p text:style-name="P12">El sistema contara con una conexión API de tipo rest para la implementación de la base de datos en diferentes aplicativos de ser necesario.</text:p>
        </text:list-item>
      </text:list>
      <text:p text:style-name="P13"/>
      <text:p text:style-name="P14"/>
      <text:p text:style-name="P15">No funcionales:</text:p>
      <text:list text:style-name="LFO2" text:continue-numbering="true">
        <text:list-item>
          <text:p text:style-name="P16"><text:span text:style-name="T17">Las entidades solo tendrán acceso dependiendo de su rol, cada rol tiene un acceso limitado.</text:span></text:p>
        </text:list-item>
        <text:list-item>
          <text:p text:style-name="P18">Los roles no podrán modificar información que no les corresponda.</text:p>
        </text:list-item>
        <text:list-item>
          <text:p text:style-name="P19">La información no se podrá borrar de la base de datos, solo se inhabilitará.</text:p>
        </text:list-item>
        <text:list-item>
          <text:p text:style-name="P20">Los roles no se podrán otorgar acceso a información que no le corresponda.</text:p>
        </text:list-item>
        <text:list-item>
          <text:p text:style-name="P21">Los roles no trabajaran de manera independiente.</text:p>
        </text:list-item>
        <text:list-item>
          <text:p text:style-name="P22">El instructor no podrá acceder a información que le corresponda a los roles administrativos.</text:p>
        </text:list-item>
        <text:list-item>
          <text:p text:style-name="P23">El instructor no podrá consultar información de fichas que no le sean asignadas.</text:p>
        </text:list-item>
      </text:list>
      <text:p text:style-name="P24"/>
      <text:p text:style-name="P25"/>
      <text:p text:style-name="P2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cabezado">Jaider Alexis Morales, Juan David Priet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UNCIONARIO</meta:initial-creator>
    <dc:creator>APRENDIZ</dc:creator>
    <meta:creation-date>2022-08-01T15:53:00Z</meta:creation-date>
    <dc:date>2022-08-10T15:06:00Z</dc:date>
    <meta:template xlink:href="Normal" xlink:type="simple"/>
    <meta:editing-cycles>6</meta:editing-cycles>
    <meta:editing-duration>PT36720S</meta:editing-duration>
    <meta:document-statistic meta:page-count="1" meta:paragraph-count="3" meta:word-count="236" meta:character-count="1532" meta:row-count="10" meta:non-whitespace-character-count="1299"/>
  </office:meta>
</office:document-meta>
</file>